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4bbc" officeooo:paragraph-rsid="000d4bbc" style:font-size-asian="12.25pt" style:font-size-complex="14pt"/>
    </style:style>
    <style:style style:name="P4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5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06aef2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d4bbc"/>
    </style:style>
    <style:style style:name="T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2cm" svg:y1="27.556cm" svg:x2="20.383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2cm" svg:y1="28.053cm" svg:x2="9.091cm" svg:y2="28.055cm">
          <text:p/>
        </draw:line>
        <draw:line draw:style-name="gr2" draw:text-style-name="P7" svg:x1="2.122cm" svg:y1="28.558cm" svg:x2="9.091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2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2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2">№ </text:span><text:span text:style-name="T2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2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2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2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3">Х</text:span></text:p>
          </draw:text-box>
        </draw:frame>
        <draw:frame draw:style-name="gr4" draw:text-style-name="P12" svg:width="10.125cm" svg:height="0.682cm" svg:x="9.194cm" svg:y="27.954cm">
          <draw:text-box>
            <text:p text:style-name="P8"><text:span text:style-name="T4">КП-АПИ(Ф)НГТУ-210201.65-(АВР09-1)-08-14</text:span></text:p>
          </draw:text-box>
        </draw:frame>
      </draw:g>
      <text:p text:style-name="P4"/>
      <text:p text:style-name="P5">Введение</text:p>
      <text:p text:style-name="P2"><text:tab/><text:span text:style-name="T1">В связи с ростом стоимости энергоресурсов в последние годы резко увеличилось количество теплосчетчиков и расходомеров. Современные приборы для организации коммерческого учёта в системах теплоснабжения должны реализовывать необходимый алгоритм измерений, рассчитывать количество тепловой энергии, накапливать, отображать и архивировать информацию. </text:span></text:p>
      <text:p text:style-name="P3">Целью курсового проекта является разработка конструкции блока вычислительного (в дальнейшем по тексту – БВ-01), входящего в состав многоканального теплосчетчика. Область его применения – тепловые пункты, индивидуальные и групповые потребители тепловой энергии. </text:p>
      <text:p text:style-name="P3"><text:tab/>В проекте произведены выбор материала печатных плат конструкции и выбор элементной базы. При разработке печатных плат был применен поверхностный монтаж, что способствовало уменьшению расхода материала.</text:p>
      <text:p text:style-name="P3"><text:tab/>Чтобы доказать состоятельность разработки проведены проверочные расчеты теплового режима, вибропрочности блока, массогабаритные расчеты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3:29:04.277000000</dc:date>
    <meta:editing-duration>PT25M26S</meta:editing-duration>
    <meta:editing-cycles>1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5" meta:word-count="106" meta:character-count="956" meta:non-whitespace-character-count="848"/>
  </office:meta>
</office:document-meta>
</file>